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279" calcext:value-type="float">
            <text:p>1279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1058" calcext:value-type="float">
            <text:p>10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63" calcext:value-type="float">
            <text:p>66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5" calcext:value-type="float">
            <text:p>385</text:p>
          </table:table-cell>
          <table:table-cell table:style-name="ce23" office:value-type="float" office:value="251" calcext:value-type="float">
            <text:p>2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007" calcext:value-type="float">
            <text:p>3007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355" calcext:value-type="float">
            <text:p>1355</text:p>
          </table:table-cell>
          <table:table-cell table:style-name="ce23" office:value-type="float" office:value="1245" calcext:value-type="float">
            <text:p>12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23" calcext:value-type="float">
            <text:p>7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33" calcext:value-type="float">
            <text:p>333</text:p>
          </table:table-cell>
          <table:table-cell table:style-name="ce23" office:value-type="float" office:value="353" calcext:value-type="float">
            <text:p>3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891" calcext:value-type="float">
            <text:p>3891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004" calcext:value-type="float">
            <text:p>1004</text:p>
          </table:table-cell>
          <table:table-cell table:style-name="ce23" office:value-type="float" office:value="2600" calcext:value-type="float">
            <text:p>26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435" calcext:value-type="float">
            <text:p>343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919" calcext:value-type="float">
            <text:p>919</text:p>
          </table:table-cell>
          <table:table-cell table:style-name="ce23" office:value-type="float" office:value="2351" calcext:value-type="float">
            <text:p>23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23" calcext:value-type="float">
            <text:p>15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59" calcext:value-type="float">
            <text:p>659</text:p>
          </table:table-cell>
          <table:table-cell table:style-name="ce23" office:value-type="float" office:value="840" calcext:value-type="float">
            <text:p>8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661" calcext:value-type="float">
            <text:p>666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124" calcext:value-type="float">
            <text:p>4124</text:p>
          </table:table-cell>
          <table:table-cell table:style-name="ce23" office:value-type="float" office:value="2462" calcext:value-type="float">
            <text:p>24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002" calcext:value-type="float">
            <text:p>15002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11694" calcext:value-type="float">
            <text:p>11694</text:p>
          </table:table-cell>
          <table:table-cell table:style-name="ce23" office:value-type="float" office:value="2786" calcext:value-type="float">
            <text:p>27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48" calcext:value-type="float">
            <text:p>15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48" calcext:value-type="float">
            <text:p>948</text:p>
          </table:table-cell>
          <table:table-cell table:style-name="ce23" office:value-type="float" office:value="580" calcext:value-type="float">
            <text:p>5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217" calcext:value-type="float">
            <text:p>22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82" calcext:value-type="float">
            <text:p>1082</text:p>
          </table:table-cell>
          <table:table-cell table:style-name="ce23" office:value-type="float" office:value="1127" calcext:value-type="float">
            <text:p>11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186" calcext:value-type="float">
            <text:p>418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08" calcext:value-type="float">
            <text:p>108</text:p>
          </table:table-cell>
          <table:table-cell table:style-name="ce23" office:value-type="float" office:value="3951" calcext:value-type="float">
            <text:p>39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6" calcext:value-type="float">
            <text:p>7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022" calcext:value-type="float">
            <text:p>802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938" calcext:value-type="float">
            <text:p>938</text:p>
          </table:table-cell>
          <table:table-cell table:style-name="ce23" office:value-type="float" office:value="7024" calcext:value-type="float">
            <text:p>70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3 00:00:00</text:p>
          </table:table-cell>
          <table:table-cell table:style-name="ce23" office:value-type="float" office:value="42797" calcext:value-type="float">
            <text:p>42797</text:p>
          </table:table-cell>
          <table:table-cell table:style-name="ce24" office:value-type="float" office:value="6490" calcext:value-type="float">
            <text:p>6490</text:p>
          </table:table-cell>
          <table:table-cell table:style-name="ce24" office:value-type="float" office:value="9800" calcext:value-type="float">
            <text:p>9800</text:p>
          </table:table-cell>
          <table:table-cell table:style-name="ce23" office:value-type="float" office:value="26507" calcext:value-type="float">
            <text:p>265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03" calcext:value-type="float">
            <text:p>70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616" calcext:value-type="float">
            <text:p>6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413" calcext:value-type="float">
            <text:p>141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85" calcext:value-type="float">
            <text:p>485</text:p>
          </table:table-cell>
          <table:table-cell table:style-name="ce23" office:value-type="float" office:value="874" calcext:value-type="float">
            <text:p>8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0036" calcext:value-type="float">
            <text:p>50036</text:p>
          </table:table-cell>
          <table:table-cell table:style-name="ce24" office:value-type="float" office:value="3331" calcext:value-type="float">
            <text:p>3331</text:p>
          </table:table-cell>
          <table:table-cell table:style-name="ce24" office:value-type="float" office:value="26573" calcext:value-type="float">
            <text:p>26573</text:p>
          </table:table-cell>
          <table:table-cell table:style-name="ce23" office:value-type="float" office:value="20132" calcext:value-type="float">
            <text:p>201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9" calcext:value-type="float">
            <text:p>119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2 00:00:00</text:p>
          </table:table-cell>
          <table:table-cell table:style-name="ce23" office:value-type="float" office:value="1097" calcext:value-type="float">
            <text:p>109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90" calcext:value-type="float">
            <text:p>190</text:p>
          </table:table-cell>
          <table:table-cell table:style-name="ce23" office:value-type="float" office:value="855" calcext:value-type="float">
            <text:p>8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16" calcext:value-type="float">
            <text:p>6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165" calcext:value-type="float">
            <text:p>1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0" calcext:value-type="float">
            <text:p>11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34" calcext:value-type="float">
            <text:p>13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68" calcext:value-type="float">
            <text:p>668</text:p>
          </table:table-cell>
          <table:table-cell table:style-name="ce23" office:value-type="float" office:value="623" calcext:value-type="float">
            <text:p>6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3286" calcext:value-type="float">
            <text:p>43286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14761" calcext:value-type="float">
            <text:p>14761</text:p>
          </table:table-cell>
          <table:table-cell table:style-name="ce23" office:value-type="float" office:value="26284" calcext:value-type="float">
            <text:p>262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812" calcext:value-type="float">
            <text:p>1181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804" calcext:value-type="float">
            <text:p>5804</text:p>
          </table:table-cell>
          <table:table-cell table:style-name="ce23" office:value-type="float" office:value="5840" calcext:value-type="float">
            <text:p>58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1:05</text:p>
          </table:table-cell>
          <table:table-cell table:style-name="ce23" office:value-type="float" office:value="83884" calcext:value-type="float">
            <text:p>83884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7983" calcext:value-type="float">
            <text:p>77983</text:p>
          </table:table-cell>
          <table:table-cell table:style-name="ce23" office:value-type="float" office:value="1265" calcext:value-type="float">
            <text:p>12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2 00:00:00</text:p>
          </table:table-cell>
          <table:table-cell table:style-name="ce23" office:value-type="float" office:value="4561" calcext:value-type="float">
            <text:p>4561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927" calcext:value-type="float">
            <text:p>927</text:p>
          </table:table-cell>
          <table:table-cell table:style-name="ce23" office:value-type="float" office:value="3419" calcext:value-type="float">
            <text:p>34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86" calcext:value-type="float">
            <text:p>18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86" calcext:value-type="float">
            <text:p>68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6" calcext:value-type="float">
            <text:p>196</text:p>
          </table:table-cell>
          <table:table-cell table:style-name="ce23" office:value-type="float" office:value="484" calcext:value-type="float">
            <text:p>4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04" calcext:value-type="float">
            <text:p>100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9" calcext:value-type="float">
            <text:p>359</text:p>
          </table:table-cell>
          <table:table-cell table:style-name="ce23" office:value-type="float" office:value="631" calcext:value-type="float">
            <text:p>6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981" calcext:value-type="float">
            <text:p>198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83" calcext:value-type="float">
            <text:p>883</text:p>
          </table:table-cell>
          <table:table-cell table:style-name="ce23" office:value-type="float" office:value="1048" calcext:value-type="float">
            <text:p>10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235" calcext:value-type="float">
            <text:p>123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5" calcext:value-type="float">
            <text:p>365</text:p>
          </table:table-cell>
          <table:table-cell table:style-name="ce23" office:value-type="float" office:value="827" calcext:value-type="float">
            <text:p>8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95" calcext:value-type="float">
            <text:p>7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684" calcext:value-type="float">
            <text:p>6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187" calcext:value-type="float">
            <text:p>718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152" calcext:value-type="float">
            <text:p>2152</text:p>
          </table:table-cell>
          <table:table-cell table:style-name="ce23" office:value-type="float" office:value="4825" calcext:value-type="float">
            <text:p>48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77" calcext:value-type="float">
            <text:p>37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7" calcext:value-type="float">
            <text:p>47</text:p>
          </table:table-cell>
          <table:table-cell table:style-name="ce23" office:value-type="float" office:value="305" calcext:value-type="float">
            <text:p>3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271" calcext:value-type="float">
            <text:p>8271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5573" calcext:value-type="float">
            <text:p>5573</text:p>
          </table:table-cell>
          <table:table-cell table:style-name="ce23" office:value-type="float" office:value="2304" calcext:value-type="float">
            <text:p>23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986" calcext:value-type="float">
            <text:p>98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2" calcext:value-type="float">
            <text:p>252</text:p>
          </table:table-cell>
          <table:table-cell table:style-name="ce23" office:value-type="float" office:value="732" calcext:value-type="float">
            <text:p>7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543" calcext:value-type="float">
            <text:p>5543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581" calcext:value-type="float">
            <text:p>581</text:p>
          </table:table-cell>
          <table:table-cell table:style-name="ce23" office:value-type="float" office:value="4697" calcext:value-type="float">
            <text:p>46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183" calcext:value-type="float">
            <text:p>11183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1328" calcext:value-type="float">
            <text:p>1328</text:p>
          </table:table-cell>
          <table:table-cell table:style-name="ce23" office:value-type="float" office:value="9295" calcext:value-type="float">
            <text:p>92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50" calcext:value-type="float">
            <text:p>25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7" calcext:value-type="float">
            <text:p>67</text:p>
          </table:table-cell>
          <table:table-cell table:style-name="ce23" office:value-type="float" office:value="175" calcext:value-type="float">
            <text:p>1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4" calcext:value-type="float">
            <text:p>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92" calcext:value-type="float">
            <text:p>159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2" calcext:value-type="float">
            <text:p>192</text:p>
          </table:table-cell>
          <table:table-cell table:style-name="ce23" office:value-type="float" office:value="1355" calcext:value-type="float">
            <text:p>13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6" calcext:value-type="float">
            <text:p>1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284" calcext:value-type="float">
            <text:p>428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000" calcext:value-type="float">
            <text:p>2000</text:p>
          </table:table-cell>
          <table:table-cell table:style-name="ce23" office:value-type="float" office:value="2112" calcext:value-type="float">
            <text:p>21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9460" calcext:value-type="float">
            <text:p>159460</text:p>
          </table:table-cell>
          <table:table-cell table:style-name="ce24" office:value-type="float" office:value="21889" calcext:value-type="float">
            <text:p>21889</text:p>
          </table:table-cell>
          <table:table-cell table:style-name="ce24" office:value-type="float" office:value="42762" calcext:value-type="float">
            <text:p>42762</text:p>
          </table:table-cell>
          <table:table-cell table:style-name="ce23" office:value-type="float" office:value="94809" calcext:value-type="float">
            <text:p>948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25" calcext:value-type="float">
            <text:p>4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1" calcext:value-type="float">
            <text:p>111</text:p>
          </table:table-cell>
          <table:table-cell table:style-name="ce23" office:value-type="float" office:value="309" calcext:value-type="float">
            <text:p>3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3129" calcext:value-type="float">
            <text:p>153129</text:p>
          </table:table-cell>
          <table:table-cell table:style-name="ce24" office:value-type="float" office:value="5575" calcext:value-type="float">
            <text:p>5575</text:p>
          </table:table-cell>
          <table:table-cell table:style-name="ce24" office:value-type="float" office:value="103300" calcext:value-type="float">
            <text:p>103300</text:p>
          </table:table-cell>
          <table:table-cell table:style-name="ce23" office:value-type="float" office:value="44254" calcext:value-type="float">
            <text:p>442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54" calcext:value-type="float">
            <text:p>11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1046" calcext:value-type="float">
            <text:p>10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463" calcext:value-type="float">
            <text:p>246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77" calcext:value-type="float">
            <text:p>577</text:p>
          </table:table-cell>
          <table:table-cell table:style-name="ce23" office:value-type="float" office:value="1761" calcext:value-type="float">
            <text:p>17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84" calcext:value-type="float">
            <text:p>38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343" calcext:value-type="float">
            <text:p>3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62" calcext:value-type="float">
            <text:p>86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0" calcext:value-type="float">
            <text:p>170</text:p>
          </table:table-cell>
          <table:table-cell table:style-name="ce23" office:value-type="float" office:value="686" calcext:value-type="float">
            <text:p>6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0" calcext:value-type="float">
            <text:p>7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2" calcext:value-type="float">
            <text:p>7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19" calcext:value-type="float">
            <text:p>51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441" calcext:value-type="float">
            <text:p>4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284" calcext:value-type="float">
            <text:p>2284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90" calcext:value-type="float">
            <text:p>390</text:p>
          </table:table-cell>
          <table:table-cell table:style-name="ce23" office:value-type="float" office:value="1655" calcext:value-type="float">
            <text:p>16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789" calcext:value-type="float">
            <text:p>178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09" calcext:value-type="float">
            <text:p>1509</text:p>
          </table:table-cell>
          <table:table-cell table:style-name="ce23" office:value-type="float" office:value="270" calcext:value-type="float">
            <text:p>2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3077" calcext:value-type="float">
            <text:p>23077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5012" calcext:value-type="float">
            <text:p>5012</text:p>
          </table:table-cell>
          <table:table-cell table:style-name="ce23" office:value-type="float" office:value="17344" calcext:value-type="float">
            <text:p>173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775" calcext:value-type="float">
            <text:p>7775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960" calcext:value-type="float">
            <text:p>960</text:p>
          </table:table-cell>
          <table:table-cell table:style-name="ce23" office:value-type="float" office:value="6168" calcext:value-type="float">
            <text:p>61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677" calcext:value-type="float">
            <text:p>167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171" calcext:value-type="float">
            <text:p>1171</text:p>
          </table:table-cell>
          <table:table-cell table:style-name="ce23" office:value-type="float" office:value="423" calcext:value-type="float">
            <text:p>4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7607" calcext:value-type="float">
            <text:p>17607</text:p>
          </table:table-cell>
          <table:table-cell table:style-name="ce24" office:value-type="float" office:value="794" calcext:value-type="float">
            <text:p>794</text:p>
          </table:table-cell>
          <table:table-cell table:style-name="ce24" office:value-type="float" office:value="9233" calcext:value-type="float">
            <text:p>9233</text:p>
          </table:table-cell>
          <table:table-cell table:style-name="ce23" office:value-type="float" office:value="7580" calcext:value-type="float">
            <text:p>75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7026" calcext:value-type="float">
            <text:p>87026</text:p>
          </table:table-cell>
          <table:table-cell table:style-name="ce24" office:value-type="float" office:value="5481" calcext:value-type="float">
            <text:p>5481</text:p>
          </table:table-cell>
          <table:table-cell table:style-name="ce24" office:value-type="float" office:value="64843" calcext:value-type="float">
            <text:p>64843</text:p>
          </table:table-cell>
          <table:table-cell table:style-name="ce23" office:value-type="float" office:value="16702" calcext:value-type="float">
            <text:p>167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4803" calcext:value-type="float">
            <text:p>1480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611" calcext:value-type="float">
            <text:p>5611</text:p>
          </table:table-cell>
          <table:table-cell table:style-name="ce23" office:value-type="float" office:value="9000" calcext:value-type="float">
            <text:p>90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89973" calcext:value-type="float">
            <text:p>189973</text:p>
          </table:table-cell>
          <table:table-cell table:style-name="ce24" office:value-type="float" office:value="25549" calcext:value-type="float">
            <text:p>25549</text:p>
          </table:table-cell>
          <table:table-cell table:style-name="ce24" office:value-type="float" office:value="57576" calcext:value-type="float">
            <text:p>57576</text:p>
          </table:table-cell>
          <table:table-cell table:style-name="ce23" office:value-type="float" office:value="106848" calcext:value-type="float">
            <text:p>1068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57" calcext:value-type="float">
            <text:p>25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" calcext:value-type="float">
            <text:p>28</text:p>
          </table:table-cell>
          <table:table-cell table:style-name="ce23" office:value-type="float" office:value="223" calcext:value-type="float">
            <text:p>2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3 00:00:00</text:p>
          </table:table-cell>
          <table:table-cell table:style-name="ce23" office:value-type="float" office:value="12368" calcext:value-type="float">
            <text:p>12368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1494" calcext:value-type="float">
            <text:p>1494</text:p>
          </table:table-cell>
          <table:table-cell table:style-name="ce23" office:value-type="float" office:value="10546" calcext:value-type="float">
            <text:p>105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37" calcext:value-type="float">
            <text:p>4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8" calcext:value-type="float">
            <text:p>318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289" calcext:value-type="float">
            <text:p>228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60" calcext:value-type="float">
            <text:p>560</text:p>
          </table:table-cell>
          <table:table-cell table:style-name="ce23" office:value-type="float" office:value="1709" calcext:value-type="float">
            <text:p>17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20" calcext:value-type="float">
            <text:p>3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9" calcext:value-type="float">
            <text:p>89</text:p>
          </table:table-cell>
          <table:table-cell table:style-name="ce23" office:value-type="float" office:value="217" calcext:value-type="float">
            <text:p>2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405" calcext:value-type="float">
            <text:p>4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399" calcext:value-type="float">
            <text:p>239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8" calcext:value-type="float">
            <text:p>498</text:p>
          </table:table-cell>
          <table:table-cell table:style-name="ce23" office:value-type="float" office:value="1887" calcext:value-type="float">
            <text:p>18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31" calcext:value-type="float">
            <text:p>63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2" calcext:value-type="float">
            <text:p>302</text:p>
          </table:table-cell>
          <table:table-cell table:style-name="ce23" office:value-type="float" office:value="321" calcext:value-type="float">
            <text:p>3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78" calcext:value-type="float">
            <text:p>77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3" calcext:value-type="float">
            <text:p>133</text:p>
          </table:table-cell>
          <table:table-cell table:style-name="ce23" office:value-type="float" office:value="634" calcext:value-type="float">
            <text:p>6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88" calcext:value-type="float">
            <text:p>68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0" calcext:value-type="float">
            <text:p>140</text:p>
          </table:table-cell>
          <table:table-cell table:style-name="ce23" office:value-type="float" office:value="526" calcext:value-type="float">
            <text:p>5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1" calcext:value-type="float">
            <text:p>10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73" calcext:value-type="float">
            <text:p>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0" calcext:value-type="float">
            <text:p>6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1" calcext:value-type="float">
            <text:p>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98" calcext:value-type="float">
            <text:p>139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99" calcext:value-type="float">
            <text:p>399</text:p>
          </table:table-cell>
          <table:table-cell table:style-name="ce23" office:value-type="float" office:value="959" calcext:value-type="float">
            <text:p>9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665" calcext:value-type="float">
            <text:p>366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28" calcext:value-type="float">
            <text:p>728</text:p>
          </table:table-cell>
          <table:table-cell table:style-name="ce23" office:value-type="float" office:value="2854" calcext:value-type="float">
            <text:p>28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63" calcext:value-type="float">
            <text:p>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603" calcext:value-type="float">
            <text:p>5603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3542" calcext:value-type="float">
            <text:p>3542</text:p>
          </table:table-cell>
          <table:table-cell table:style-name="ce23" office:value-type="float" office:value="1966" calcext:value-type="float">
            <text:p>19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09" calcext:value-type="float">
            <text:p>3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211" calcext:value-type="float">
            <text:p>2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45" calcext:value-type="float">
            <text:p>4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4" calcext:value-type="float">
            <text:p>204</text:p>
          </table:table-cell>
          <table:table-cell table:style-name="ce23" office:value-type="float" office:value="238" calcext:value-type="float">
            <text:p>2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31" calcext:value-type="float">
            <text:p>33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6" calcext:value-type="float">
            <text:p>266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633" calcext:value-type="float">
            <text:p>11633</text:p>
          </table:table-cell>
          <table:table-cell table:style-name="ce24" office:value-type="float" office:value="1069" calcext:value-type="float">
            <text:p>1069</text:p>
          </table:table-cell>
          <table:table-cell table:style-name="ce24" office:value-type="float" office:value="2627" calcext:value-type="float">
            <text:p>2627</text:p>
          </table:table-cell>
          <table:table-cell table:style-name="ce23" office:value-type="float" office:value="7937" calcext:value-type="float">
            <text:p>79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1:05</text:p>
          </table:table-cell>
          <table:table-cell table:style-name="ce23" office:value-type="float" office:value="2926" calcext:value-type="float">
            <text:p>292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61" calcext:value-type="float">
            <text:p>661</text:p>
          </table:table-cell>
          <table:table-cell table:style-name="ce23" office:value-type="float" office:value="2185" calcext:value-type="float">
            <text:p>21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1:05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16" calcext:value-type="float">
            <text:p>3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3" calcext:value-type="float">
            <text:p>123</text:p>
          </table:table-cell>
          <table:table-cell table:style-name="ce23" office:value-type="float" office:value="188" calcext:value-type="float">
            <text:p>1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568" calcext:value-type="float">
            <text:p>356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56" calcext:value-type="float">
            <text:p>456</text:p>
          </table:table-cell>
          <table:table-cell table:style-name="ce23" office:value-type="float" office:value="2957" calcext:value-type="float">
            <text:p>29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37" calcext:value-type="float">
            <text:p>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9" calcext:value-type="float">
            <text:p>13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125" calcext:value-type="float">
            <text:p>1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5921" calcext:value-type="float">
            <text:p>35921</text:p>
          </table:table-cell>
          <table:table-cell table:style-name="ce24" office:value-type="float" office:value="4192" calcext:value-type="float">
            <text:p>4192</text:p>
          </table:table-cell>
          <table:table-cell table:style-name="ce24" office:value-type="float" office:value="101" calcext:value-type="float">
            <text:p>101</text:p>
          </table:table-cell>
          <table:table-cell table:style-name="ce23" office:value-type="float" office:value="31628" calcext:value-type="float">
            <text:p>316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456" calcext:value-type="float">
            <text:p>145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95" calcext:value-type="float">
            <text:p>1095</text:p>
          </table:table-cell>
          <table:table-cell table:style-name="ce23" office:value-type="float" office:value="344" calcext:value-type="float">
            <text:p>3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71" calcext:value-type="float">
            <text:p>67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6" calcext:value-type="float">
            <text:p>256</text:p>
          </table:table-cell>
          <table:table-cell table:style-name="ce23" office:value-type="float" office:value="391" calcext:value-type="float">
            <text:p>3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981" calcext:value-type="float">
            <text:p>98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7" calcext:value-type="float">
            <text:p>197</text:p>
          </table:table-cell>
          <table:table-cell table:style-name="ce23" office:value-type="float" office:value="753" calcext:value-type="float">
            <text:p>7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00" calcext:value-type="float">
            <text:p>130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01" calcext:value-type="float">
            <text:p>301</text:p>
          </table:table-cell>
          <table:table-cell table:style-name="ce23" office:value-type="float" office:value="943" calcext:value-type="float">
            <text:p>9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401" calcext:value-type="float">
            <text:p>740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7175" calcext:value-type="float">
            <text:p>71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716" calcext:value-type="float">
            <text:p>17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07" calcext:value-type="float">
            <text:p>307</text:p>
          </table:table-cell>
          <table:table-cell table:style-name="ce23" office:value-type="float" office:value="1400" calcext:value-type="float">
            <text:p>14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155" calcext:value-type="float">
            <text:p>11155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2527" calcext:value-type="float">
            <text:p>2527</text:p>
          </table:table-cell>
          <table:table-cell table:style-name="ce23" office:value-type="float" office:value="8391" calcext:value-type="float">
            <text:p>83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166" calcext:value-type="float">
            <text:p>5166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271" calcext:value-type="float">
            <text:p>271</text:p>
          </table:table-cell>
          <table:table-cell table:style-name="ce23" office:value-type="float" office:value="4749" calcext:value-type="float">
            <text:p>47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13" calcext:value-type="float">
            <text:p>2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7" calcext:value-type="float">
            <text:p>67</text:p>
          </table:table-cell>
          <table:table-cell table:style-name="ce23" office:value-type="float" office:value="137" calcext:value-type="float">
            <text:p>1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0914" calcext:value-type="float">
            <text:p>20914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7422" calcext:value-type="float">
            <text:p>7422</text:p>
          </table:table-cell>
          <table:table-cell table:style-name="ce23" office:value-type="float" office:value="12920" calcext:value-type="float">
            <text:p>129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981" calcext:value-type="float">
            <text:p>6981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722" calcext:value-type="float">
            <text:p>722</text:p>
          </table:table-cell>
          <table:table-cell table:style-name="ce23" office:value-type="float" office:value="5797" calcext:value-type="float">
            <text:p>57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511" calcext:value-type="float">
            <text:p>10511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1740" calcext:value-type="float">
            <text:p>1740</text:p>
          </table:table-cell>
          <table:table-cell table:style-name="ce23" office:value-type="float" office:value="8317" calcext:value-type="float">
            <text:p>83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2353" calcext:value-type="float">
            <text:p>22353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1201" calcext:value-type="float">
            <text:p>1201</text:p>
          </table:table-cell>
          <table:table-cell table:style-name="ce23" office:value-type="float" office:value="20332" calcext:value-type="float">
            <text:p>203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764" calcext:value-type="float">
            <text:p>776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50" calcext:value-type="float">
            <text:p>750</text:p>
          </table:table-cell>
          <table:table-cell table:style-name="ce23" office:value-type="float" office:value="7004" calcext:value-type="float">
            <text:p>70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11" calcext:value-type="float">
            <text:p>3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6" calcext:value-type="float">
            <text:p>126</text:p>
          </table:table-cell>
          <table:table-cell table:style-name="ce23" office:value-type="float" office:value="175" calcext:value-type="float">
            <text:p>1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708" calcext:value-type="float">
            <text:p>10708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501" calcext:value-type="float">
            <text:p>8501</text:p>
          </table:table-cell>
          <table:table-cell table:style-name="ce23" office:value-type="float" office:value="1967" calcext:value-type="float">
            <text:p>19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096" calcext:value-type="float">
            <text:p>10096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2478" calcext:value-type="float">
            <text:p>2478</text:p>
          </table:table-cell>
          <table:table-cell table:style-name="ce23" office:value-type="float" office:value="7073" calcext:value-type="float">
            <text:p>707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2773" calcext:value-type="float">
            <text:p>62773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4891" calcext:value-type="float">
            <text:p>4891</text:p>
          </table:table-cell>
          <table:table-cell table:style-name="ce23" office:value-type="float" office:value="57327" calcext:value-type="float">
            <text:p>573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4" calcext:value-type="float">
            <text:p>15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7" calcext:value-type="float">
            <text:p>87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01" calcext:value-type="float">
            <text:p>5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3" calcext:value-type="float">
            <text:p>63</text:p>
          </table:table-cell>
          <table:table-cell table:style-name="ce23" office:value-type="float" office:value="398" calcext:value-type="float">
            <text:p>3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930" calcext:value-type="float">
            <text:p>1393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925" calcext:value-type="float">
            <text:p>1925</text:p>
          </table:table-cell>
          <table:table-cell table:style-name="ce23" office:value-type="float" office:value="11884" calcext:value-type="float">
            <text:p>118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79" calcext:value-type="float">
            <text:p>47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7" calcext:value-type="float">
            <text:p>257</text:p>
          </table:table-cell>
          <table:table-cell table:style-name="ce23" office:value-type="float" office:value="216" calcext:value-type="float">
            <text:p>2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1178" calcext:value-type="float">
            <text:p>1117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24" calcext:value-type="float">
            <text:p>924</text:p>
          </table:table-cell>
          <table:table-cell table:style-name="ce23" office:value-type="float" office:value="10242" calcext:value-type="float">
            <text:p>102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25" calcext:value-type="float">
            <text:p>13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8" calcext:value-type="float">
            <text:p>288</text:p>
          </table:table-cell>
          <table:table-cell table:style-name="ce23" office:value-type="float" office:value="1022" calcext:value-type="float">
            <text:p>10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66" calcext:value-type="float">
            <text:p>1366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11" calcext:value-type="float">
            <text:p>211</text:p>
          </table:table-cell>
          <table:table-cell table:style-name="ce23" office:value-type="float" office:value="1076" calcext:value-type="float">
            <text:p>10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28" calcext:value-type="float">
            <text:p>3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04" calcext:value-type="float">
            <text:p>3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953" calcext:value-type="float">
            <text:p>395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473" calcext:value-type="float">
            <text:p>1473</text:p>
          </table:table-cell>
          <table:table-cell table:style-name="ce23" office:value-type="float" office:value="2405" calcext:value-type="float">
            <text:p>24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13024" calcext:value-type="float">
            <text:p>213024</text:p>
          </table:table-cell>
          <table:table-cell table:style-name="ce24" office:value-type="float" office:value="22157" calcext:value-type="float">
            <text:p>22157</text:p>
          </table:table-cell>
          <table:table-cell table:style-name="ce24" office:value-type="float" office:value="89250" calcext:value-type="float">
            <text:p>89250</text:p>
          </table:table-cell>
          <table:table-cell table:style-name="ce23" office:value-type="float" office:value="101617" calcext:value-type="float">
            <text:p>1016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368" calcext:value-type="float">
            <text:p>36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254" calcext:value-type="float">
            <text:p>2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74" calcext:value-type="float">
            <text:p>17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144" calcext:value-type="float">
            <text:p>1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6755" calcext:value-type="float">
            <text:p>16755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4184" calcext:value-type="float">
            <text:p>141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8496" calcext:value-type="float">
            <text:p>28496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20600" calcext:value-type="float">
            <text:p>20600</text:p>
          </table:table-cell>
          <table:table-cell table:style-name="ce23" office:value-type="float" office:value="6347" calcext:value-type="float">
            <text:p>63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27" calcext:value-type="float">
            <text:p>4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3" calcext:value-type="float">
            <text:p>253</text:p>
          </table:table-cell>
          <table:table-cell table:style-name="ce23" office:value-type="float" office:value="168" calcext:value-type="float">
            <text:p>1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84" calcext:value-type="float">
            <text:p>28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263" calcext:value-type="float">
            <text:p>2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839" calcext:value-type="float">
            <text:p>283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430" calcext:value-type="float">
            <text:p>2430</text:p>
          </table:table-cell>
          <table:table-cell table:style-name="ce23" office:value-type="float" office:value="359" calcext:value-type="float">
            <text:p>3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4 03:31:05</text:p>
          </table:table-cell>
          <table:table-cell table:style-name="ce23" office:value-type="float" office:value="72" calcext:value-type="float">
            <text:p>7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8" calcext:value-type="float">
            <text:p>8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9" calcext:value-type="float">
            <text:p>5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3 00:00:00</text:p>
          </table:table-cell>
          <table:table-cell table:style-name="ce23" office:value-type="float" office:value="115" calcext:value-type="float">
            <text:p>1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8" calcext:value-type="float">
            <text:p>48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918" calcext:value-type="float">
            <text:p>9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90" calcext:value-type="float">
            <text:p>190</text:p>
          </table:table-cell>
          <table:table-cell table:style-name="ce23" office:value-type="float" office:value="690" calcext:value-type="float">
            <text:p>6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01790" calcext:value-type="float">
            <text:p>101790</text:p>
          </table:table-cell>
          <table:table-cell table:style-name="ce24" office:value-type="float" office:value="2491" calcext:value-type="float">
            <text:p>2491</text:p>
          </table:table-cell>
          <table:table-cell table:style-name="ce24" office:value-type="float" office:value="18491" calcext:value-type="float">
            <text:p>18491</text:p>
          </table:table-cell>
          <table:table-cell table:style-name="ce23" office:value-type="float" office:value="80808" calcext:value-type="float">
            <text:p>808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4" calcext:value-type="float">
            <text:p>7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170" calcext:value-type="float">
            <text:p>717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504" calcext:value-type="float">
            <text:p>504</text:p>
          </table:table-cell>
          <table:table-cell table:style-name="ce23" office:value-type="float" office:value="6479" calcext:value-type="float">
            <text:p>64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756" calcext:value-type="float">
            <text:p>875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37" calcext:value-type="float">
            <text:p>1637</text:p>
          </table:table-cell>
          <table:table-cell table:style-name="ce23" office:value-type="float" office:value="7063" calcext:value-type="float">
            <text:p>70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9246" calcext:value-type="float">
            <text:p>139246</text:p>
          </table:table-cell>
          <table:table-cell table:style-name="ce24" office:value-type="float" office:value="18791" calcext:value-type="float">
            <text:p>18791</text:p>
          </table:table-cell>
          <table:table-cell table:style-name="ce24" office:value-type="float" office:value="712" calcext:value-type="float">
            <text:p>712</text:p>
          </table:table-cell>
          <table:table-cell table:style-name="ce23" office:value-type="float" office:value="119743" calcext:value-type="float">
            <text:p>1197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869170" calcext:value-type="float">
            <text:p>869170</text:p>
          </table:table-cell>
          <table:table-cell table:style-name="ce24" office:value-type="float" office:value="49954" calcext:value-type="float">
            <text:p>49954</text:p>
          </table:table-cell>
          <table:table-cell table:style-name="ce24" office:value-type="float" office:value="80203" calcext:value-type="float">
            <text:p>80203</text:p>
          </table:table-cell>
          <table:table-cell table:style-name="ce23" office:value-type="float" office:value="739013" calcext:value-type="float">
            <text:p>7390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557" calcext:value-type="float">
            <text:p>55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4" calcext:value-type="float">
            <text:p>354</text:p>
          </table:table-cell>
          <table:table-cell table:style-name="ce23" office:value-type="float" office:value="191" calcext:value-type="float">
            <text:p>1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758" calcext:value-type="float">
            <text:p>175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61" calcext:value-type="float">
            <text:p>561</text:p>
          </table:table-cell>
          <table:table-cell table:style-name="ce23" office:value-type="float" office:value="1190" calcext:value-type="float">
            <text:p>11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4" calcext:value-type="float">
            <text:p>224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480" calcext:value-type="float">
            <text:p>48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2" calcext:value-type="float">
            <text:p>92</text:p>
          </table:table-cell>
          <table:table-cell table:style-name="ce23" office:value-type="float" office:value="384" calcext:value-type="float">
            <text:p>3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76" calcext:value-type="float">
            <text:p>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66" calcext:value-type="float">
            <text:p>1366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11" calcext:value-type="float">
            <text:p>211</text:p>
          </table:table-cell>
          <table:table-cell table:style-name="ce23" office:value-type="float" office:value="1076" calcext:value-type="float">
            <text:p>1076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24 03:30:50</text:p>
          </table:table-cell>
          <table:table-cell table:style-name="ce23" office:value-type="float" office:value="1300" calcext:value-type="float">
            <text:p>130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01" calcext:value-type="float">
            <text:p>301</text:p>
          </table:table-cell>
          <table:table-cell table:style-name="ce23" office:value-type="float" office:value="943" calcext:value-type="float">
            <text:p>943</text:p>
          </table:table-cell>
          <table:table-cell table:number-columns-repeated="8"/>
          <table:table-cell table:style-name="ce21"/>
        </table:table-row>
        <table:table-row table:style-name="ro1" table:number-rows-repeated="15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5">
          <table:table-cell table:number-columns-repeated="16"/>
          <table:table-cell table:style-name="ce21"/>
        </table:table-row>
        <table:table-row table:style-name="ro1" table:number-rows-repeated="29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0" table:default-cell-style-name="ce26"/>
        <table:table-column table:style-name="co11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231713" calcext:value-type="float">
            <text:p>1231713</text:p>
          </table:table-cell>
          <table:table-cell table:formula="of:=SUMIF([$all_data.$C$2:$all_data.$C$182];[.$A2];[$all_data.F$2:$all_data.F$182])" office:value-type="float" office:value="116182" calcext:value-type="float">
            <text:p>116182</text:p>
          </table:table-cell>
          <table:table-cell table:formula="of:=SUMIF([$all_data.$C$2:$all_data.$C$182];[.$A2];[$all_data.G$2:$all_data.G$182])" office:value-type="float" office:value="389234" calcext:value-type="float">
            <text:p>389234</text:p>
          </table:table-cell>
          <table:table-cell table:formula="of:=SUMIF([$all_data.$C$2:$all_data.$C$182];[.$A2];[$all_data.H$2:$all_data.H$182])" office:value-type="float" office:value="726297" calcext:value-type="float">
            <text:p>726297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924089" calcext:value-type="float">
            <text:p>924089</text:p>
          </table:table-cell>
          <table:table-cell table:formula="of:=SUMIF([$all_data.$C$2:$all_data.$C$182];[.$A3];[$all_data.F$2:$all_data.F$182])" office:value-type="float" office:value="53264" calcext:value-type="float">
            <text:p>53264</text:p>
          </table:table-cell>
          <table:table-cell table:formula="of:=SUMIF([$all_data.$C$2:$all_data.$C$182];[.$A3];[$all_data.G$2:$all_data.G$182])" office:value-type="float" office:value="97591" calcext:value-type="float">
            <text:p>97591</text:p>
          </table:table-cell>
          <table:table-cell table:formula="of:=SUMIF([$all_data.$C$2:$all_data.$C$182];[.$A3];[$all_data.H$2:$all_data.H$182])" office:value-type="float" office:value="773234" calcext:value-type="float">
            <text:p>773234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58837" calcext:value-type="float">
            <text:p>258837</text:p>
          </table:table-cell>
          <table:table-cell table:formula="of:=SUMIF([$all_data.$C$2:$all_data.$C$182];[.$A4];[$all_data.F$2:$all_data.F$182])" office:value-type="float" office:value="8343" calcext:value-type="float">
            <text:p>8343</text:p>
          </table:table-cell>
          <table:table-cell table:formula="of:=SUMIF([$all_data.$C$2:$all_data.$C$182];[.$A4];[$all_data.G$2:$all_data.G$182])" office:value-type="float" office:value="115028" calcext:value-type="float">
            <text:p>115028</text:p>
          </table:table-cell>
          <table:table-cell table:formula="of:=SUMIF([$all_data.$C$2:$all_data.$C$182];[.$A4];[$all_data.H$2:$all_data.H$182])" office:value-type="float" office:value="135466" calcext:value-type="float">
            <text:p>135466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39239" calcext:value-type="float">
            <text:p>139239</text:p>
          </table:table-cell>
          <table:table-cell table:formula="of:=SUMIF([$all_data.$C$2:$all_data.$C$182];[.$A5];[$all_data.F$2:$all_data.F$182])" office:value-type="float" office:value="5998" calcext:value-type="float">
            <text:p>5998</text:p>
          </table:table-cell>
          <table:table-cell table:formula="of:=SUMIF([$all_data.$C$2:$all_data.$C$182];[.$A5];[$all_data.G$2:$all_data.G$182])" office:value-type="float" office:value="77206" calcext:value-type="float">
            <text:p>77206</text:p>
          </table:table-cell>
          <table:table-cell table:formula="of:=SUMIF([$all_data.$C$2:$all_data.$C$182];[.$A5];[$all_data.H$2:$all_data.H$182])" office:value-type="float" office:value="56035" calcext:value-type="float">
            <text:p>5603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04491" calcext:value-type="float">
            <text:p>104491</text:p>
          </table:table-cell>
          <table:table-cell table:formula="of:=SUMIF([$all_data.$C$2:$all_data.$C$182];[.$A6];[$all_data.F$2:$all_data.F$182])" office:value-type="float" office:value="5099" calcext:value-type="float">
            <text:p>5099</text:p>
          </table:table-cell>
          <table:table-cell table:formula="of:=SUMIF([$all_data.$C$2:$all_data.$C$182];[.$A6];[$all_data.G$2:$all_data.G$182])" office:value-type="float" office:value="43775" calcext:value-type="float">
            <text:p>43775</text:p>
          </table:table-cell>
          <table:table-cell table:formula="of:=SUMIF([$all_data.$C$2:$all_data.$C$182];[.$A6];[$all_data.H$2:$all_data.H$182])" office:value-type="float" office:value="55617" calcext:value-type="float">
            <text:p>5561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27246" calcext:value-type="float">
            <text:p>27246</text:p>
          </table:table-cell>
          <table:table-cell table:formula="of:=SUMIF([$all_data.$C$2:$all_data.$C$182];[.$A7];[$all_data.F$2:$all_data.F$182])" office:value-type="float" office:value="1290" calcext:value-type="float">
            <text:p>1290</text:p>
          </table:table-cell>
          <table:table-cell table:formula="of:=SUMIF([$all_data.$C$2:$all_data.$C$182];[.$A7];[$all_data.G$2:$all_data.G$182])" office:value-type="float" office:value="8121" calcext:value-type="float">
            <text:p>8121</text:p>
          </table:table-cell>
          <table:table-cell table:formula="of:=SUMIF([$all_data.$C$2:$all_data.$C$182];[.$A7];[$all_data.H$2:$all_data.H$182])" office:value-type="float" office:value="17835" calcext:value-type="float">
            <text:p>17835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13834" calcext:value-type="float">
            <text:p>13834</text:p>
          </table:table-cell>
          <table:table-cell table:formula="of:=SUMIF([$all_data.$C$2:$all_data.$C$182];[.$A8];[$all_data.F$2:$all_data.F$182])" office:value-type="float" office:value="564" calcext:value-type="float">
            <text:p>564</text:p>
          </table:table-cell>
          <table:table-cell table:formula="of:=SUMIF([$all_data.$C$2:$all_data.$C$182];[.$A8];[$all_data.G$2:$all_data.G$182])" office:value-type="float" office:value="1531" calcext:value-type="float">
            <text:p>1531</text:p>
          </table:table-cell>
          <table:table-cell table:formula="of:=SUMIF([$all_data.$C$2:$all_data.$C$182];[.$A8];[$all_data.H$2:$all_data.H$182])" office:value-type="float" office:value="11739" calcext:value-type="float">
            <text:p>11739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125" calcext:value-type="float">
            <text:p>8125</text:p>
          </table:table-cell>
          <table:table-cell table:formula="of:=SUMIF([$all_data.$C$2:$all_data.$C$182];[.$A9];[$all_data.F$2:$all_data.F$182])" office:value-type="float" office:value="92" calcext:value-type="float">
            <text:p>92</text:p>
          </table:table-cell>
          <table:table-cell table:formula="of:=SUMIF([$all_data.$C$2:$all_data.$C$182];[.$A9];[$all_data.G$2:$all_data.G$182])" office:value-type="float" office:value="5219" calcext:value-type="float">
            <text:p>5219</text:p>
          </table:table-cell>
          <table:table-cell table:formula="of:=SUMIF([$all_data.$C$2:$all_data.$C$182];[.$A9];[$all_data.H$2:$all_data.H$182])" office:value-type="float" office:value="2814" calcext:value-type="float">
            <text:p>2814</text:p>
          </table:table-cell>
          <table:table-cell/>
        </table:table-row>
      </table:table>
      <table:table table:name="major_continent" table:style-name="ta1">
        <table:table-column table:style-name="co12" table:default-cell-style-name="ce26"/>
        <table:table-column table:style-name="co9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231713" calcext:value-type="float">
            <text:p>1231713</text:p>
          </table:table-cell>
          <table:table-cell table:formula="of:=SUMIF([$all_data.$C$2:$all_data.$C$182];[.$A2];[$all_data.F$2:$all_data.F$182])" office:value-type="float" office:value="116182" calcext:value-type="float">
            <text:p>116182</text:p>
          </table:table-cell>
          <table:table-cell table:formula="of:=SUMIF([$all_data.$C$2:$all_data.$C$182];[.$A2];[$all_data.G$2:$all_data.G$182])" office:value-type="float" office:value="389234" calcext:value-type="float">
            <text:p>389234</text:p>
          </table:table-cell>
          <table:table-cell table:formula="of:=SUMIF([$all_data.$C$2:$all_data.$C$182];[.$A2];[$all_data.H$2:$all_data.H$182])" office:value-type="float" office:value="726297" calcext:value-type="float">
            <text:p>726297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924089" calcext:value-type="float">
            <text:p>924089</text:p>
          </table:table-cell>
          <table:table-cell table:formula="of:=SUMIF([$all_data.$C$2:$all_data.$C$182];[.$A3];[$all_data.F$2:$all_data.F$182])" office:value-type="float" office:value="53264" calcext:value-type="float">
            <text:p>53264</text:p>
          </table:table-cell>
          <table:table-cell table:formula="of:=SUMIF([$all_data.$C$2:$all_data.$C$182];[.$A3];[$all_data.G$2:$all_data.G$182])" office:value-type="float" office:value="97591" calcext:value-type="float">
            <text:p>97591</text:p>
          </table:table-cell>
          <table:table-cell table:formula="of:=SUMIF([$all_data.$C$2:$all_data.$C$182];[.$A3];[$all_data.H$2:$all_data.H$182])" office:value-type="float" office:value="773234" calcext:value-type="float">
            <text:p>773234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58837" calcext:value-type="float">
            <text:p>258837</text:p>
          </table:table-cell>
          <table:table-cell table:formula="of:=SUMIF([$all_data.$C$2:$all_data.$C$182];[.$A4];[$all_data.F$2:$all_data.F$182])" office:value-type="float" office:value="8343" calcext:value-type="float">
            <text:p>8343</text:p>
          </table:table-cell>
          <table:table-cell table:formula="of:=SUMIF([$all_data.$C$2:$all_data.$C$182];[.$A4];[$all_data.G$2:$all_data.G$182])" office:value-type="float" office:value="115028" calcext:value-type="float">
            <text:p>115028</text:p>
          </table:table-cell>
          <table:table-cell table:formula="of:=SUMIF([$all_data.$C$2:$all_data.$C$182];[.$A4];[$all_data.H$2:$all_data.H$182])" office:value-type="float" office:value="135466" calcext:value-type="float">
            <text:p>135466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39239" calcext:value-type="float">
            <text:p>139239</text:p>
          </table:table-cell>
          <table:table-cell table:formula="of:=SUMIF([$all_data.$C$2:$all_data.$C$182];[.$A5];[$all_data.F$2:$all_data.F$182])" office:value-type="float" office:value="5998" calcext:value-type="float">
            <text:p>5998</text:p>
          </table:table-cell>
          <table:table-cell table:formula="of:=SUMIF([$all_data.$C$2:$all_data.$C$182];[.$A5];[$all_data.G$2:$all_data.G$182])" office:value-type="float" office:value="77206" calcext:value-type="float">
            <text:p>77206</text:p>
          </table:table-cell>
          <table:table-cell table:formula="of:=SUMIF([$all_data.$C$2:$all_data.$C$182];[.$A5];[$all_data.H$2:$all_data.H$182])" office:value-type="float" office:value="56035" calcext:value-type="float">
            <text:p>56035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04491" calcext:value-type="float">
            <text:p>104491</text:p>
          </table:table-cell>
          <table:table-cell table:formula="of:=SUMIF([$all_data.$C$2:$all_data.$C$182];[.$A6];[$all_data.F$2:$all_data.F$182])" office:value-type="float" office:value="5099" calcext:value-type="float">
            <text:p>5099</text:p>
          </table:table-cell>
          <table:table-cell table:formula="of:=SUMIF([$all_data.$C$2:$all_data.$C$182];[.$A6];[$all_data.G$2:$all_data.G$182])" office:value-type="float" office:value="43775" calcext:value-type="float">
            <text:p>43775</text:p>
          </table:table-cell>
          <table:table-cell table:formula="of:=SUMIF([$all_data.$C$2:$all_data.$C$182];[.$A6];[$all_data.H$2:$all_data.H$182])" office:value-type="float" office:value="55617" calcext:value-type="float">
            <text:p>55617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49205" calcext:value-type="float">
            <text:p>49205</text:p>
          </table:table-cell>
          <table:table-cell table:formula="of:=SUM([$continent.C$7:$continent.C$9])" office:value-type="float" office:value="1946" calcext:value-type="float">
            <text:p>1946</text:p>
          </table:table-cell>
          <table:table-cell table:formula="of:=SUM([$continent.D$7:$continent.D$9])" office:value-type="float" office:value="14871" calcext:value-type="float">
            <text:p>14871</text:p>
          </table:table-cell>
          <table:table-cell table:formula="of:=SUM([$continent.E$7:$continent.E$9])" office:value-type="float" office:value="32388" calcext:value-type="float">
            <text:p>32388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3" table:default-cell-style-name="ce2"/>
        <table:table-column table:style-name="co9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707574" calcext:value-type="float">
            <text:p>2707574</text:p>
          </table:table-cell>
          <table:table-cell table:style-name="Default" table:formula="of:=SUM([$continent.C2:$continent.C9])" office:value-type="float" office:value="190832" calcext:value-type="float">
            <text:p>190832</text:p>
          </table:table-cell>
          <table:table-cell table:style-name="Default" table:formula="of:=SUM([$continent.D2:$continent.D9])" office:value-type="float" office:value="737705" calcext:value-type="float">
            <text:p>737705</text:p>
          </table:table-cell>
          <table:table-cell table:style-name="Default" table:formula="of:=[.B2]-[.C2]-[.D2]" office:value-type="float" office:value="1779037" calcext:value-type="float">
            <text:p>1779037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00-00-00</text:date>, <text:time style:data-style-name="N2" text:time-value="13:21:43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4T13:26:31.110000000</dc:date>
    <meta:editing-duration>PT8H21M53S</meta:editing-duration>
    <meta:editing-cycles>75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